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ff3333" draw:marker-end="Arrow" draw:marker-end-width="0.254cm" draw:fill="none" draw:textarea-horizontal-align="center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8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9" style:family="graphic" style:parent-style-name="objectwithoutfill">
      <style:graphic-properties draw:marker-end="Arrow" draw:marker-end-width="0.254cm" draw:fill="none" draw:textarea-horizontal-align="center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6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46cm"/>
    </style:style>
    <style:style style:name="gr12" style:family="graphic" style:parent-style-name="standard">
      <style:graphic-properties draw:fill="solid" draw:fill-color="#ffffff" draw:textarea-horizontal-align="center"/>
    </style:style>
    <style:style style:name="gr13" style:family="graphic" style:parent-style-name="standard">
      <style:graphic-properties draw:stroke="none" draw:fill="none" draw:fill-color="#ffffff" fo:min-height="0.413cm" fo:min-width="2.12cm"/>
    </style:style>
    <style:style style:name="gr14" style:family="graphic" style:parent-style-name="objectwithoutfill">
      <style:graphic-properties draw:marker-end="Arrow" draw:marker-end-width="0.25cm" draw:fill="none" draw:textarea-horizontal-align="center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647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52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08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609cm"/>
    </style:style>
    <style:style style:name="gr19" style:family="graphic" style:parent-style-name="standard">
      <style:graphic-properties svg:stroke-color="#ff3333" draw:fill="solid" draw:fill-color="#ffffff" draw:textarea-horizontal-align="center"/>
    </style:style>
    <style:style style:name="gr20" style:family="graphic" style:parent-style-name="standard">
      <style:graphic-properties draw:stroke="none" draw:fill="none" draw:fill-color="#ffffff" fo:min-height="0.413cm" fo:min-width="2.965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931cm"/>
    </style:style>
    <style:style style:name="gr22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23" style:family="graphic" style:parent-style-name="objectwithoutfill">
      <style:graphic-properties svg:stroke-width="0.106cm" svg:stroke-color="#ff3333" draw:marker-start-width="0.459cm" draw:marker-end-width="0.459cm" draw:fill="none" draw:textarea-horizontal-align="center" fo:padding-top="0.078cm" fo:padding-bottom="0.078cm" fo:padding-left="0.104cm" fo:padding-right="0.104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color="#000000" fo:font-family="Monospace" style:font-pitch="fixed" fo:font-size="10pt" fo:font-weight="bold" style:font-family-asian="Monospace" style:font-pitch-asian="fixed" style:font-size-asian="10pt" style:font-weight-asian="bold" style:font-family-complex="Monospace" style:font-pitch-complex="fixed" style:font-size-complex="5.69999980926514pt" style:font-weight-complex="bold"/>
    </style:style>
    <style:style style:name="P7" style:family="paragraph">
      <style:text-properties fo:color="#ff3333"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style:text-autospace="none"/>
      <style:text-properties fo:color="#ff3333" fo:font-family="Monospace" style:font-pitch="fixed" fo:font-size="10pt" fo:font-weight="bold" style:font-family-asian="Monospace" style:font-pitch-asian="fixed" style:font-size-asian="10pt" style:font-weight-asian="bold" style:font-family-complex="Monospace" style:font-pitch-complex="fixed" style:font-size-complex="5.699999809265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style:text-outline="false" style:text-line-through-style="none" fo:font-family="Monospace" style:font-pitch="fixed" fo:font-size="10pt" fo:language="zxx" fo:country="none" fo:font-style="normal" fo:text-shadow="none" style:text-underline-style="none" fo:font-weight="bold" style:letter-kerning="true" style:font-family-asian="Monospace" style:font-pitch-asian="fixed" style:font-size-asian="10pt" style:language-asian="zxx" style:country-asian="none" style:font-style-asian="normal" style:font-weight-asian="bold" style:font-family-complex="Monospace" style:font-pitch-complex="fixed" style:font-size-complex="5.69999980926514pt" style:language-complex="zxx" style:country-complex="none" style:font-style-complex="normal" style:font-weight-complex="bold" style:text-emphasize="none" style:font-relief="none"/>
    </style:style>
    <style:style style:name="T5" style:family="text">
      <style:text-properties fo:color="#ff3333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3333" style:text-outline="false" style:text-line-through-style="none" fo:font-family="Monospace" style:font-pitch="fixed" fo:font-size="10pt" fo:language="zxx" fo:country="none" fo:font-style="normal" fo:text-shadow="none" style:text-underline-style="none" fo:font-weight="bold" style:letter-kerning="true" style:font-family-asian="Monospace" style:font-pitch-asian="fixed" style:font-size-asian="10pt" style:language-asian="zxx" style:country-asian="none" style:font-style-asian="normal" style:font-weight-asian="bold" style:font-family-complex="Monospace" style:font-pitch-complex="fixed" style:font-size-complex="5.69999980926514pt" style:language-complex="zxx" style:country-complex="none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0cm" svg:height="4.744cm" svg:x="12.164cm" svg:y="2.067cm" svg:viewBox="0 0 0 4745" draw:points="0,4745 0,1546 0,0">
          <text:p/>
        </draw:polyline>
        <draw:polyline draw:style-name="gr1" draw:layer="layout" svg:width="0cm" svg:height="4.799cm" svg:x="11.656cm" svg:y="2.067cm" svg:viewBox="0 0 0 4800" draw:points="0,0 0,3236 0,4800">
          <text:p/>
        </draw:polyline>
        <draw:frame draw:style-name="gr2" draw:text-style-name="P1" draw:layer="layout" svg:width="1.8cm" svg:height="0.9cm" svg:x="1.75cm" svg:y="1.65cm">
          <draw:text-box>
            <text:p><text:span text:style-name="T1">UDMX</text:span></text:p>
          </draw:text-box>
        </draw:frame>
        <draw:g>
          <draw:polyline draw:style-name="gr3" draw:layer="layout" svg:width="0.249cm" svg:height="0.499cm" svg:x="1.5cm" svg:y="12.6cm" svg:viewBox="0 0 250 500" draw:points="0,0 250,250 0,500">
            <text:p/>
          </draw:polyline>
          <draw:frame draw:style-name="gr4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5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6" draw:layer="layout" svg:x1="1.5cm" svg:y1="12.35cm" svg:x2="1.75cm" svg:y2="12.35cm">
            <text:p/>
          </draw:line>
        </draw:g>
        <draw:rect draw:style-name="gr7" draw:text-style-name="P3" draw:layer="layout" svg:width="12.675cm" svg:height="0.559cm" svg:x="4.098cm" svg:y="1.512cm">
          <text:p><text:span text:style-name="T3">UDP</text:span></text:p>
        </draw:rect>
        <draw:rect draw:style-name="gr8" draw:text-style-name="P4" draw:layer="layout" svg:width="18cm" svg:height="11.988cm" svg:x="1.508cm" svg:y="1.457cm">
          <text:p/>
        </draw:rect>
        <draw:polyline draw:style-name="gr1" draw:layer="layout" svg:width="0cm" svg:height="4.744cm" svg:x="5.064cm" svg:y="2.067cm" svg:viewBox="0 0 0 4745" draw:points="0,4745 0,1546 0,0">
          <text:p/>
        </draw:polyline>
        <draw:polyline draw:style-name="gr1" draw:layer="layout" svg:width="0cm" svg:height="4.799cm" svg:x="4.556cm" svg:y="2.067cm" svg:viewBox="0 0 0 4800" draw:points="0,0 0,3236 0,4800">
          <text:p/>
        </draw:polyline>
        <draw:polyline draw:style-name="gr1" draw:layer="layout" svg:width="0.024cm" svg:height="5.79cm" svg:x="5.14cm" svg:y="7.578cm" svg:viewBox="0 0 25 5791" draw:points="0,0 24,3787 25,5791">
          <text:p/>
        </draw:polyline>
        <draw:polyline draw:style-name="gr1" draw:layer="layout" svg:width="0.026cm" svg:height="5.79cm" svg:x="4.656cm" svg:y="7.578cm" svg:viewBox="0 0 27 5791" draw:points="27,5791 0,2153 1,0">
          <text:p/>
        </draw:polyline>
        <draw:polyline draw:style-name="gr9" draw:layer="layout" svg:width="0.037cm" svg:height="2.488cm" svg:x="9.572cm" svg:y="10.906cm" svg:viewBox="0 0 38 2489" draw:points="38,2489 0,661 0,0">
          <text:p/>
        </draw:polyline>
        <draw:polyline draw:style-name="gr9" draw:layer="layout" svg:width="0.045cm" svg:height="2.513cm" svg:x="10.072cm" svg:y="10.906cm" svg:viewBox="0 0 46 2514" draw:points="46,2514 0,661 0,0">
          <text:p/>
        </draw:polyline>
        <draw:frame draw:style-name="gr10" draw:text-style-name="P2" draw:layer="layout" svg:width="3.338cm" svg:height="0.445cm" svg:x="9.311cm" svg:y="11.62cm">
          <draw:text-box>
            <text:p><text:span text:style-name="T2">siUDP_Udmx_Data</text:span></text:p>
          </draw:text-box>
        </draw:frame>
        <draw:frame draw:style-name="gr11" draw:text-style-name="P2" draw:layer="layout" svg:width="3.448cm" svg:height="0.445cm" svg:x="9.811cm" svg:y="12.121cm">
          <draw:text-box>
            <text:p><text:span text:style-name="T2">siDHCP_Udmx_Meta</text:span></text:p>
          </draw:text-box>
        </draw:frame>
        <draw:polygon draw:style-name="gr12" draw:layer="layout" svg:width="3.635cm" svg:height="0.786cm" svg:x="7.92cm" svg:y="10.144cm" svg:viewBox="0 0 3636 787" draw:points="0,0 969,787 2666,787 3636,0">
          <text:p/>
        </draw:polygon>
        <draw:frame draw:style-name="gr13" draw:text-style-name="P6" draw:layer="layout" svg:width="2.222cm" svg:height="0.463cm" svg:x="8.627cm" svg:y="10.321cm">
          <draw:text-box>
            <text:p text:style-name="P5"><text:span text:style-name="T4">pUdpRxPath</text:span></text:p>
          </draw:text-box>
        </draw:frame>
        <draw:polyline draw:style-name="gr14" draw:layer="layout" svg:width="1.193cm" svg:height="8.127cm" svg:x="7.654cm" svg:y="2.016cm" svg:viewBox="0 0 1194 8128" draw:points="1194,8128 1194,6375 0,6375 0,0">
          <text:p/>
        </draw:polyline>
        <draw:polyline draw:style-name="gr14" draw:layer="layout" svg:width="1.197cm" svg:height="8.076cm" svg:x="8.188cm" svg:y="2.041cm" svg:viewBox="0 0 1198 8077" draw:points="1194,8077 1198,5951 4,5951 0,0">
          <text:p/>
        </draw:polyline>
        <draw:polyline draw:style-name="gr14" draw:layer="layout" svg:width="4.758cm" svg:height="8.075cm" svg:x="10.271cm" svg:y="2.042cm" svg:viewBox="0 0 4759 8076" draw:points="0,8076 0,5943 4759,5951 4755,0">
          <text:p/>
        </draw:polyline>
        <draw:polyline draw:style-name="gr14" draw:layer="layout" svg:width="4.912cm" svg:height="8.103cm" svg:x="10.692cm" svg:y="2.041cm" svg:viewBox="0 0 4913 8104" draw:points="0,8104 0,6351 4913,6375 4887,0">
          <text:p/>
        </draw:polyline>
        <draw:polyline draw:style-name="gr14" draw:layer="layout" svg:width="1.93cm" svg:height="8.127cm" svg:x="14.309cm" svg:y="2.041cm" svg:viewBox="0 0 1931 8128" draw:points="0,0 0,4826 1931,4826 1931,8128">
          <text:p/>
        </draw:polyline>
        <draw:polyline draw:style-name="gr14" draw:layer="layout" svg:width="2.085cm" svg:height="8.127cm" svg:x="13.747cm" svg:y="2.041cm" svg:viewBox="0 0 2086 8128" draw:points="0,0 3,5181 2061,5182 2086,8128">
          <text:p/>
        </draw:polyline>
        <draw:polyline draw:style-name="gr14" draw:layer="layout" svg:width="2.107cm" svg:height="8.152cm" svg:x="13.293cm" svg:y="2.016cm" svg:viewBox="0 0 2108 8153" draw:points="15,0 0,5562 2083,5562 2108,8153">
          <text:p/>
        </draw:polyline>
        <draw:polyline draw:style-name="gr14" draw:layer="layout" svg:width="7.669cm" svg:height="8.229cm" svg:x="5.826cm" svg:y="2.041cm" svg:viewBox="0 0 7670 8230" draw:points="25,0 0,7595 7645,7569 7670,8230">
          <text:p/>
        </draw:polyline>
        <draw:polyline draw:style-name="gr14" draw:layer="layout" svg:width="7.594cm" svg:height="8.178cm" svg:x="6.359cm" svg:y="2.066cm" svg:viewBox="0 0 7595 8179" draw:points="0,0 0,7163 7595,7163 7595,8179">
          <text:p/>
        </draw:polyline>
        <draw:polyline draw:style-name="gr14" draw:layer="layout" svg:width="7.593cm" svg:height="8.254cm" svg:x="6.842cm" svg:y="2.016cm" svg:viewBox="0 0 7594 8255" draw:points="0,0 0,6832 7594,6832 7594,8255">
          <text:p/>
        </draw:polyline>
        <draw:frame draw:style-name="gr10" draw:text-style-name="P2" draw:layer="layout" svg:width="3.338cm" svg:height="0.445cm" svg:x="7.42cm" svg:y="5.118cm">
          <draw:text-box>
            <text:p><text:span text:style-name="T2">soTHIS_Dhcp_Data</text:span></text:p>
          </draw:text-box>
        </draw:frame>
        <draw:frame draw:style-name="gr15" draw:text-style-name="P7" draw:layer="layout" svg:width="3.749cm" svg:height="0.445cm" svg:x="4.807cm" svg:y="3.178cm">
          <draw:text-box>
            <text:p><text:span text:style-name="T5">soTHIS_Dhcp_OpnAck</text:span></text:p>
          </draw:text-box>
        </draw:frame>
        <draw:frame draw:style-name="gr16" draw:text-style-name="P7" draw:layer="layout" svg:width="3.954cm" svg:height="0.445cm" svg:x="4.31cm" svg:y="2.78cm">
          <draw:text-box>
            <text:p><text:span text:style-name="T5">siDHCP_This_OpnReq</text:span></text:p>
          </draw:text-box>
        </draw:frame>
        <draw:frame draw:style-name="gr17" draw:text-style-name="P2" draw:layer="layout" svg:width="3.41cm" svg:height="0.445cm" svg:x="5.611cm" svg:y="3.62cm">
          <draw:text-box>
            <text:p><text:span text:style-name="T2">siDHCP_Udmx_Data</text:span></text:p>
          </draw:text-box>
        </draw:frame>
        <draw:frame draw:style-name="gr11" draw:text-style-name="P2" draw:layer="layout" svg:width="3.448cm" svg:height="0.445cm" svg:x="6.111cm" svg:y="4.121cm">
          <draw:text-box>
            <text:p><text:span text:style-name="T2">siDHCP_Udmx_Meta</text:span></text:p>
          </draw:text-box>
        </draw:frame>
        <draw:frame draw:style-name="gr10" draw:text-style-name="P2" draw:layer="layout" svg:width="3.338cm" svg:height="0.445cm" svg:x="6.611cm" svg:y="4.622cm">
          <draw:text-box>
            <text:p><text:span text:style-name="T2">siDHCP_Udmx_Len</text:span></text:p>
          </draw:text-box>
        </draw:frame>
        <draw:frame draw:style-name="gr11" draw:text-style-name="P2" draw:layer="layout" svg:width="3.448cm" svg:height="0.445cm" svg:x="6.111cm" svg:y="4.122cm">
          <draw:text-box>
            <text:p><text:span text:style-name="T2">siDHCP_Udmx_Meta</text:span></text:p>
          </draw:text-box>
        </draw:frame>
        <draw:frame draw:style-name="gr10" draw:text-style-name="P2" draw:layer="layout" svg:width="3.338cm" svg:height="0.445cm" svg:x="7.92cm" svg:y="5.619cm">
          <draw:text-box>
            <text:p><text:span text:style-name="T2">soTHIS_Dhcp_Meta</text:span></text:p>
          </draw:text-box>
        </draw:frame>
        <draw:frame draw:style-name="gr18" draw:text-style-name="P7" draw:layer="layout" svg:width="3.711cm" svg:height="0.445cm" svg:x="4.907cm" svg:y="11.978cm">
          <draw:text-box>
            <text:p><text:span text:style-name="T5">soTHIS_Udp_OpnAck</text:span></text:p>
          </draw:text-box>
        </draw:frame>
        <draw:frame draw:style-name="gr16" draw:text-style-name="P7" draw:layer="layout" svg:width="3.954cm" svg:height="0.445cm" svg:x="4.41cm" svg:y="11.58cm">
          <draw:text-box>
            <text:p><text:span text:style-name="T5">siUDP_This_OpnReq</text:span></text:p>
          </draw:text-box>
        </draw:frame>
        <draw:rect draw:style-name="gr19" draw:layer="layout" svg:width="8.331cm" svg:height="0.762cm" svg:x="4.302cm" svg:y="6.842cm">
          <text:p/>
        </draw:rect>
        <draw:frame draw:style-name="gr20" draw:text-style-name="P8" draw:layer="layout" svg:width="3.067cm" svg:height="0.463cm" svg:x="6.788cm" svg:y="7.014cm">
          <draw:text-box>
            <text:p text:style-name="P5"><text:span text:style-name="T6">pOpnReqAckCtrl</text:span></text:p>
          </draw:text-box>
        </draw:frame>
        <draw:line draw:style-name="gr9" draw:layer="layout" svg:x1="14.766cm" svg:y1="10.753cm" svg:x2="14.792cm" svg:y2="13.496cm">
          <text:p/>
        </draw:line>
        <draw:line draw:style-name="gr9" draw:layer="layout" svg:x1="15.276cm" svg:y1="10.753cm" svg:x2="15.302cm" svg:y2="13.496cm">
          <text:p/>
        </draw:line>
        <draw:line draw:style-name="gr9" draw:layer="layout" svg:x1="14.276cm" svg:y1="10.753cm" svg:x2="14.302cm" svg:y2="13.496cm">
          <text:p/>
        </draw:line>
        <draw:polygon draw:style-name="gr12" draw:layer="layout" svg:width="3.635cm" svg:height="0.786cm" svg:x="12.92cm" svg:y="10.145cm" svg:viewBox="0 0 3636 787" draw:points="0,0 969,787 2666,787 3636,0">
          <text:p/>
        </draw:polygon>
        <draw:frame draw:style-name="gr13" draw:text-style-name="P6" draw:layer="layout" svg:width="2.222cm" svg:height="0.463cm" svg:x="13.727cm" svg:y="10.322cm">
          <draw:text-box>
            <text:p text:style-name="P5"><text:span text:style-name="T4">pUdpTxPath</text:span></text:p>
          </draw:text-box>
        </draw:frame>
        <draw:frame draw:style-name="gr10" draw:text-style-name="P2" draw:layer="layout" svg:width="3.338cm" svg:height="0.445cm" svg:x="14.02cm" svg:y="11.118cm">
          <draw:text-box>
            <text:p><text:span text:style-name="T2">soTHIS_Udp_Data</text:span></text:p>
          </draw:text-box>
        </draw:frame>
        <draw:frame draw:style-name="gr10" draw:text-style-name="P2" draw:layer="layout" svg:width="3.338cm" svg:height="0.445cm" svg:x="14.52cm" svg:y="11.619cm">
          <draw:text-box>
            <text:p><text:span text:style-name="T2">soTHIS_Udp_Meta</text:span></text:p>
          </draw:text-box>
        </draw:frame>
        <draw:frame draw:style-name="gr21" draw:text-style-name="P2" draw:layer="layout" svg:width="4.033cm" svg:height="0.445cm" svg:x="15.011cm" svg:y="12.022cm">
          <draw:text-box>
            <text:p><text:span text:style-name="T2">soTHIS_Udp_Len</text:span></text:p>
          </draw:text-box>
        </draw:frame>
        <draw:frame draw:style-name="gr15" draw:text-style-name="P7" draw:layer="layout" svg:width="3.749cm" svg:height="0.445cm" svg:x="11.907cm" svg:y="3.178cm">
          <draw:text-box>
            <text:p><text:span text:style-name="T5">soTHIS_Urif_OpnAck</text:span></text:p>
          </draw:text-box>
        </draw:frame>
        <draw:frame draw:style-name="gr16" draw:text-style-name="P7" draw:layer="layout" svg:width="3.954cm" svg:height="0.445cm" svg:x="11.41cm" svg:y="2.78cm">
          <draw:text-box>
            <text:p><text:span text:style-name="T5">siURIF_This_OpnReq</text:span></text:p>
          </draw:text-box>
        </draw:frame>
      </draw:page>
      <draw:page draw:name="page2" draw:style-name="dp1" draw:master-page-name="Default">
        <draw:frame draw:style-name="gr2" draw:text-style-name="P1" draw:layer="layout" svg:width="1.8cm" svg:height="0.9cm" svg:x="1.75cm" svg:y="1.65cm">
          <draw:text-box>
            <text:p><text:span text:style-name="T1">UDMX</text:span></text:p>
          </draw:text-box>
        </draw:frame>
        <draw:g>
          <draw:polyline draw:style-name="gr3" draw:layer="layout" svg:width="0.249cm" svg:height="0.499cm" svg:x="1.5cm" svg:y="12.6cm" svg:viewBox="0 0 250 500" draw:points="0,0 250,250 0,500">
            <text:p/>
          </draw:polyline>
          <draw:frame draw:style-name="gr4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5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6" draw:layer="layout" svg:x1="1.5cm" svg:y1="12.35cm" svg:x2="1.75cm" svg:y2="12.35cm">
            <text:p/>
          </draw:line>
        </draw:g>
        <draw:rect draw:style-name="gr7" draw:text-style-name="P3" draw:layer="layout" svg:width="12.675cm" svg:height="0.559cm" svg:x="4.098cm" svg:y="12.912cm">
          <text:p><text:span text:style-name="T3">UDP</text:span></text:p>
        </draw:rect>
        <draw:rect draw:style-name="gr8" draw:text-style-name="P4" draw:layer="layout" svg:width="18cm" svg:height="11.988cm" svg:x="1.508cm" svg:y="1.457cm">
          <text:p/>
        </draw:rect>
        <draw:polyline draw:style-name="gr1" draw:layer="layout" svg:width="0cm" svg:height="4.744cm" svg:x="5.064cm" svg:y="2.067cm" svg:viewBox="0 0 0 4745" draw:points="0,4745 0,1546 0,0">
          <text:p/>
        </draw:polyline>
        <draw:polyline draw:style-name="gr1" draw:layer="layout" svg:width="0cm" svg:height="4.799cm" svg:x="4.556cm" svg:y="2.067cm" svg:viewBox="0 0 0 4800" draw:points="0,0 0,3236 0,4800">
          <text:p/>
        </draw:polyline>
        <draw:rect draw:style-name="gr22" draw:text-style-name="P3" draw:layer="layout" svg:width="4.294cm" svg:height="0.559cm" svg:x="4.326cm" svg:y="1.483cm">
          <text:p><text:span text:style-name="T3">DHCP </text:span></text:p>
        </draw:rect>
        <draw:polyline draw:style-name="gr1" draw:layer="layout" svg:width="0.023cm" svg:height="5.332cm" svg:x="5.14cm" svg:y="7.578cm" svg:viewBox="0 0 24 5333" draw:points="0,0 24,3787 24,5333">
          <text:p/>
        </draw:polyline>
        <draw:polyline draw:style-name="gr1" draw:layer="layout" svg:width="0cm" svg:height="5.388cm" svg:x="4.656cm" svg:y="7.578cm" svg:viewBox="0 0 1 5389" draw:points="0,5389 0,2153 1,0">
          <text:p/>
        </draw:polyline>
        <draw:polyline draw:style-name="gr9" draw:layer="layout" svg:width="0cm" svg:height="2.026cm" svg:x="9.572cm" svg:y="10.906cm" svg:viewBox="0 0 0 2027" draw:points="0,2027 0,661 0,0">
          <text:p/>
        </draw:polyline>
        <draw:polyline draw:style-name="gr9" draw:layer="layout" svg:width="0cm" svg:height="2.026cm" svg:x="10.072cm" svg:y="10.906cm" svg:viewBox="0 0 0 2027" draw:points="0,2027 0,661 0,0">
          <text:p/>
        </draw:polyline>
        <draw:polyline draw:style-name="gr9" draw:layer="layout" svg:width="0cm" svg:height="2.361cm" svg:x="14.281cm" svg:y="10.575cm" svg:viewBox="0 0 0 2362" draw:points="0,0 0,1592 0,2362">
          <text:p/>
        </draw:polyline>
        <draw:polyline draw:style-name="gr9" draw:layer="layout" svg:width="0cm" svg:height="2.28cm" svg:x="15.272cm" svg:y="10.652cm" svg:viewBox="0 0 0 2281" draw:points="0,0 0,1538 0,2281">
          <text:p/>
        </draw:polyline>
        <draw:polyline draw:style-name="gr9" draw:layer="layout" svg:width="0cm" svg:height="2.258cm" svg:x="14.781cm" svg:y="10.677cm" svg:viewBox="0 0 0 2259" draw:points="0,0 0,1523 0,2259">
          <text:p/>
        </draw:polyline>
        <draw:frame draw:style-name="gr10" draw:text-style-name="P2" draw:layer="layout" svg:width="3.338cm" svg:height="0.445cm" svg:x="14.02cm" svg:y="11.118cm">
          <draw:text-box>
            <text:p><text:span text:style-name="T2">soTHIS_Udp_Data</text:span></text:p>
          </draw:text-box>
        </draw:frame>
        <draw:frame draw:style-name="gr10" draw:text-style-name="P2" draw:layer="layout" svg:width="3.338cm" svg:height="0.445cm" svg:x="9.311cm" svg:y="11.62cm">
          <draw:text-box>
            <text:p><text:span text:style-name="T2">siUDP_Udmx_Data</text:span></text:p>
          </draw:text-box>
        </draw:frame>
        <draw:frame draw:style-name="gr11" draw:text-style-name="P2" draw:layer="layout" svg:width="3.448cm" svg:height="0.445cm" svg:x="9.811cm" svg:y="12.121cm">
          <draw:text-box>
            <text:p><text:span text:style-name="T2">siDHCP_Udmx_Meta</text:span></text:p>
          </draw:text-box>
        </draw:frame>
        <draw:frame draw:style-name="gr21" draw:text-style-name="P2" draw:layer="layout" svg:width="4.033cm" svg:height="0.445cm" svg:x="15.011cm" svg:y="12.022cm">
          <draw:text-box>
            <text:p><text:span text:style-name="T2">soTHISUdp_Len</text:span></text:p>
          </draw:text-box>
        </draw:frame>
        <draw:frame draw:style-name="gr10" draw:text-style-name="P2" draw:layer="layout" svg:width="3.338cm" svg:height="0.445cm" svg:x="14.52cm" svg:y="11.619cm">
          <draw:text-box>
            <text:p><text:span text:style-name="T2">soTHIS_Udp_Meta</text:span></text:p>
          </draw:text-box>
        </draw:frame>
        <draw:polyline draw:style-name="gr1" draw:layer="layout" svg:width="0cm" svg:height="4.744cm" svg:x="12.464cm" svg:y="2.06cm" svg:viewBox="0 0 0 4745" draw:points="0,4745 0,1546 0,0">
          <text:p/>
        </draw:polyline>
        <draw:polyline draw:style-name="gr1" draw:layer="layout" svg:width="0cm" svg:height="4.799cm" svg:x="11.956cm" svg:y="2.06cm" svg:viewBox="0 0 0 4800" draw:points="0,0 0,3236 0,4800">
          <text:p/>
        </draw:polyline>
        <draw:rect draw:style-name="gr22" draw:text-style-name="P3" draw:layer="layout" svg:width="4.294cm" svg:height="0.559cm" svg:x="11.726cm" svg:y="1.476cm">
          <text:p><text:span text:style-name="T3">URIF</text:span></text:p>
        </draw:rect>
        <draw:polygon draw:style-name="gr12" draw:layer="layout" svg:width="3.635cm" svg:height="0.786cm" svg:x="7.92cm" svg:y="10.144cm" svg:viewBox="0 0 3636 787" draw:points="0,0 969,787 2666,787 3636,0">
          <text:p/>
        </draw:polygon>
        <draw:frame draw:style-name="gr13" draw:text-style-name="P6" draw:layer="layout" svg:width="2.222cm" svg:height="0.463cm" svg:x="8.627cm" svg:y="10.321cm">
          <draw:text-box>
            <text:p text:style-name="P5"><text:span text:style-name="T4">pUdpRxPath</text:span></text:p>
          </draw:text-box>
        </draw:frame>
        <draw:polyline draw:style-name="gr14" draw:layer="layout" svg:width="1.193cm" svg:height="8.127cm" svg:x="7.654cm" svg:y="2.016cm" svg:viewBox="0 0 1194 8128" draw:points="1194,8128 1194,6375 0,6375 0,0">
          <text:p/>
        </draw:polyline>
        <draw:polyline draw:style-name="gr14" draw:layer="layout" svg:width="1.197cm" svg:height="8.076cm" svg:x="8.188cm" svg:y="2.041cm" svg:viewBox="0 0 1198 8077" draw:points="1194,8077 1198,5951 4,5951 0,0">
          <text:p/>
        </draw:polyline>
        <draw:polyline draw:style-name="gr14" draw:layer="layout" svg:width="4.758cm" svg:height="8.075cm" svg:x="10.271cm" svg:y="2.042cm" svg:viewBox="0 0 4759 8076" draw:points="0,8076 0,5943 4759,5951 4755,0">
          <text:p/>
        </draw:polyline>
        <draw:polyline draw:style-name="gr14" draw:layer="layout" svg:width="4.912cm" svg:height="8.103cm" svg:x="10.692cm" svg:y="2.041cm" svg:viewBox="0 0 4913 8104" draw:points="0,8104 0,6351 4913,6375 4887,0">
          <text:p/>
        </draw:polyline>
        <draw:polyline draw:style-name="gr14" draw:layer="layout" svg:width="1.93cm" svg:height="8.127cm" svg:x="14.309cm" svg:y="2.041cm" svg:viewBox="0 0 1931 8128" draw:points="0,0 0,4826 1931,4826 1931,8128">
          <text:p/>
        </draw:polyline>
        <draw:polyline draw:style-name="gr14" draw:layer="layout" svg:width="2.085cm" svg:height="8.127cm" svg:x="13.747cm" svg:y="2.041cm" svg:viewBox="0 0 2086 8128" draw:points="0,0 3,5181 2061,5182 2086,8128">
          <text:p/>
        </draw:polyline>
        <draw:polyline draw:style-name="gr14" draw:layer="layout" svg:width="2.107cm" svg:height="8.152cm" svg:x="13.293cm" svg:y="2.016cm" svg:viewBox="0 0 2108 8153" draw:points="15,0 0,5562 2083,5562 2108,8153">
          <text:p/>
        </draw:polyline>
        <draw:polyline draw:style-name="gr14" draw:layer="layout" svg:width="7.669cm" svg:height="8.229cm" svg:x="5.826cm" svg:y="2.041cm" svg:viewBox="0 0 7670 8230" draw:points="25,0 0,7595 7645,7569 7670,8230">
          <text:p/>
        </draw:polyline>
        <draw:polyline draw:style-name="gr14" draw:layer="layout" svg:width="7.594cm" svg:height="8.178cm" svg:x="6.359cm" svg:y="2.066cm" svg:viewBox="0 0 7595 8179" draw:points="0,0 0,7163 7595,7163 7595,8179">
          <text:p/>
        </draw:polyline>
        <draw:polyline draw:style-name="gr14" draw:layer="layout" svg:width="7.593cm" svg:height="8.254cm" svg:x="6.842cm" svg:y="2.016cm" svg:viewBox="0 0 7594 8255" draw:points="0,0 0,6832 7594,6832 7594,8255">
          <text:p/>
        </draw:polyline>
        <draw:polygon draw:style-name="gr12" draw:layer="layout" svg:width="3.635cm" svg:height="0.786cm" svg:x="12.92cm" svg:y="10.145cm" svg:viewBox="0 0 3636 787" draw:points="0,0 969,787 2666,787 3636,0">
          <text:p/>
        </draw:polygon>
        <draw:frame draw:style-name="gr13" draw:text-style-name="P6" draw:layer="layout" svg:width="2.222cm" svg:height="0.463cm" svg:x="13.727cm" svg:y="10.322cm">
          <draw:text-box>
            <text:p text:style-name="P5"><text:span text:style-name="T4">pUdpTxPath</text:span></text:p>
          </draw:text-box>
        </draw:frame>
        <draw:frame draw:style-name="gr10" draw:text-style-name="P2" draw:layer="layout" svg:width="3.338cm" svg:height="0.445cm" svg:x="7.42cm" svg:y="5.118cm">
          <draw:text-box>
            <text:p><text:span text:style-name="T2">soTHIS_Dhcp_Data</text:span></text:p>
          </draw:text-box>
        </draw:frame>
        <draw:frame draw:style-name="gr15" draw:text-style-name="P7" draw:layer="layout" svg:width="3.749cm" svg:height="0.445cm" svg:x="4.807cm" svg:y="3.178cm">
          <draw:text-box>
            <text:p><text:span text:style-name="T5">soTHIS_Dhcp_OpnAck</text:span></text:p>
          </draw:text-box>
        </draw:frame>
        <draw:frame draw:style-name="gr16" draw:text-style-name="P7" draw:layer="layout" svg:width="3.954cm" svg:height="0.445cm" svg:x="4.31cm" svg:y="2.78cm">
          <draw:text-box>
            <text:p><text:span text:style-name="T5">siDHCP_This_OpnReq</text:span></text:p>
          </draw:text-box>
        </draw:frame>
        <draw:frame draw:style-name="gr17" draw:text-style-name="P2" draw:layer="layout" svg:width="3.41cm" svg:height="0.445cm" svg:x="5.611cm" svg:y="3.62cm">
          <draw:text-box>
            <text:p><text:span text:style-name="T2">siDHCP_Udmx_Data</text:span></text:p>
          </draw:text-box>
        </draw:frame>
        <draw:frame draw:style-name="gr11" draw:text-style-name="P2" draw:layer="layout" svg:width="3.448cm" svg:height="0.445cm" svg:x="6.111cm" svg:y="4.121cm">
          <draw:text-box>
            <text:p><text:span text:style-name="T2">siDHCP_Udmx_Meta</text:span></text:p>
          </draw:text-box>
        </draw:frame>
        <draw:frame draw:style-name="gr10" draw:text-style-name="P2" draw:layer="layout" svg:width="3.338cm" svg:height="0.445cm" svg:x="6.611cm" svg:y="4.622cm">
          <draw:text-box>
            <text:p><text:span text:style-name="T2">siDHCP_Udmx_Len</text:span></text:p>
          </draw:text-box>
        </draw:frame>
        <draw:frame draw:style-name="gr11" draw:text-style-name="P2" draw:layer="layout" svg:width="3.448cm" svg:height="0.445cm" svg:x="6.111cm" svg:y="4.122cm">
          <draw:text-box>
            <text:p><text:span text:style-name="T2">siDHCP_Udmx_Meta</text:span></text:p>
          </draw:text-box>
        </draw:frame>
        <draw:frame draw:style-name="gr10" draw:text-style-name="P2" draw:layer="layout" svg:width="3.338cm" svg:height="0.445cm" svg:x="7.92cm" svg:y="5.619cm">
          <draw:text-box>
            <text:p><text:span text:style-name="T2">soTHIS_Dhcp_Meta</text:span></text:p>
          </draw:text-box>
        </draw:frame>
        <draw:frame draw:style-name="gr10" draw:text-style-name="P2" draw:layer="layout" svg:width="3.338cm" svg:height="0.445cm" svg:x="14.82cm" svg:y="5.111cm">
          <draw:text-box>
            <text:p><text:span text:style-name="T2">soTHIS_Urif_Data</text:span></text:p>
          </draw:text-box>
        </draw:frame>
        <draw:frame draw:style-name="gr18" draw:text-style-name="P7" draw:layer="layout" svg:width="3.711cm" svg:height="0.445cm" svg:x="12.207cm" svg:y="3.171cm">
          <draw:text-box>
            <text:p><text:span text:style-name="T5">soTHIS_Urif_OpnAck</text:span></text:p>
          </draw:text-box>
        </draw:frame>
        <draw:frame draw:style-name="gr16" draw:text-style-name="P7" draw:layer="layout" svg:width="3.954cm" svg:height="0.445cm" svg:x="11.71cm" svg:y="2.773cm">
          <draw:text-box>
            <text:p><text:span text:style-name="T5">siURIF_This_OpnReq</text:span></text:p>
          </draw:text-box>
        </draw:frame>
        <draw:frame draw:style-name="gr10" draw:text-style-name="P2" draw:layer="layout" svg:width="3.338cm" svg:height="0.445cm" svg:x="13.011cm" svg:y="3.613cm">
          <draw:text-box>
            <text:p><text:span text:style-name="T2">siURIF_Udmx_Data</text:span></text:p>
          </draw:text-box>
        </draw:frame>
        <draw:frame draw:style-name="gr11" draw:text-style-name="P2" draw:layer="layout" svg:width="3.448cm" svg:height="0.445cm" svg:x="13.511cm" svg:y="4.114cm">
          <draw:text-box>
            <text:p><text:span text:style-name="T2">siDHCP_Udmx_Meta</text:span></text:p>
          </draw:text-box>
        </draw:frame>
        <draw:frame draw:style-name="gr10" draw:text-style-name="P2" draw:layer="layout" svg:width="3.338cm" svg:height="0.445cm" svg:x="14.011cm" svg:y="4.615cm">
          <draw:text-box>
            <text:p><text:span text:style-name="T2">siURIF_Udmx_Len</text:span></text:p>
          </draw:text-box>
        </draw:frame>
        <draw:frame draw:style-name="gr10" draw:text-style-name="P2" draw:layer="layout" svg:width="3.338cm" svg:height="0.445cm" svg:x="13.511cm" svg:y="4.115cm">
          <draw:text-box>
            <text:p><text:span text:style-name="T2">siURIF_Udmx_Meta</text:span></text:p>
          </draw:text-box>
        </draw:frame>
        <draw:frame draw:style-name="gr10" draw:text-style-name="P2" draw:layer="layout" svg:width="3.338cm" svg:height="0.445cm" svg:x="15.32cm" svg:y="5.612cm">
          <draw:text-box>
            <text:p><text:span text:style-name="T2">soTHIS_Urif_Meta</text:span></text:p>
          </draw:text-box>
        </draw:frame>
        <draw:frame draw:style-name="gr18" draw:text-style-name="P7" draw:layer="layout" svg:width="3.711cm" svg:height="0.445cm" svg:x="4.907cm" svg:y="11.978cm">
          <draw:text-box>
            <text:p><text:span text:style-name="T5">soTHIS_Udp_OpnAck</text:span></text:p>
          </draw:text-box>
        </draw:frame>
        <draw:frame draw:style-name="gr16" draw:text-style-name="P7" draw:layer="layout" svg:width="3.954cm" svg:height="0.445cm" svg:x="4.41cm" svg:y="11.58cm">
          <draw:text-box>
            <text:p><text:span text:style-name="T5">siUDP_This_OpnReq</text:span></text:p>
          </draw:text-box>
        </draw:frame>
        <draw:rect draw:style-name="gr19" draw:layer="layout" svg:width="8.331cm" svg:height="0.762cm" svg:x="4.302cm" svg:y="6.842cm">
          <text:p/>
        </draw:rect>
        <draw:frame draw:style-name="gr20" draw:text-style-name="P8" draw:layer="layout" svg:width="3.067cm" svg:height="0.463cm" svg:x="6.788cm" svg:y="7.014cm">
          <draw:text-box>
            <text:p text:style-name="P5"><text:span text:style-name="T6">pOpnReqAckPath</text:span></text:p>
          </draw:text-box>
        </draw:frame>
        <draw:line draw:style-name="gr23" draw:layer="layout" svg:x1="0.746cm" svg:y1="13.8cm" svg:x2="19.923cm" svg:y2="1.6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7DT13H48M56S</meta:editing-duration>
    <meta:editing-cycles>163</meta:editing-cycles>
    <meta:generator>OpenOffice/4.1.3$Win32 OpenOffice.org_project/413m1$Build-9783</meta:generator>
    <dc:date>2018-08-27T22:06:03.64</dc:date>
    <dc:creator>Francois Abel</dc:creator>
    <meta:printed-by>Francois Abel</meta:printed-by>
    <meta:print-date>2018-01-29T17:34:31.89</meta:print-date>
    <meta:document-statistic meta:object-count="115"/>
  </office:meta>
</office:document-meta>
</file>